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ANCIACIÓN BÁS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pital soci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ndo soci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cios por desembolsos no exigido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ocios por desembolsos no exigidos, capital social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ocios por desembolsos no exigidos, capital pendiente de inscripció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ocios por aportaciones no dinerarias pendiente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ocios por aportaciones no dinerarias pendientes, capital social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Socios por aportaciones no dinerarias pendientes, capital pendiente de inscripció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iones o participaciones propias en situaciones especial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cciones o participaciones propias para reducción de capi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ima de emisión o asunció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ervas leg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erva voluntar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ervas especiale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Reservas para acciones o participaciones de la sociedad dominant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Reservas estatutaria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eservas por capital amortizad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servas por acciones propias aceptadas en garantí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ortaciones de socios o propietari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iferencias por ajuste del capital a eur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ULTADOS PENDIENTES DE APLICACIÓ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manen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sultados negativos de ejercicios anterio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sultado del ejercic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VENCIONES, DONACIONES Y AJUSTES POR CAMBIOS DE VAL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bvenciones oficiales de capit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naciones y legados de capit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tras subvenciones, donaciones y legado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gresos fiscales a distribuir en varios ejercicios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Ingresos fiscales por diferencias permanentes a distribuir en varios ejercicios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Ingresos fiscales por deducciones y bonificaciones a distribuir en varios ejercici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visión para impuesto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visión para otras responsabilidad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visión por desmantelamiento, retiro o rehabilitación del inmovilizado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visión para actuaciones medioambiental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DAS A LARGO PLAZO CON CARACTERÍSTICAS ESPECIAL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ciones o participaciones a largo plazo contabilizadas como pasiv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sembolsos no exigidos por acciones o participaciones contabilizadas como pasivo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Desembolsos no exigidos, empresas del grupo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esembolsos no exigidos, empresas asociadas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esembolsos no exigidos, otras partes vinculadas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Otros desembolsos no exigido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ortaciones no dinerarias pendientes por acciones o participaciones consideradas como pasivos financieros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Aportaciones no dinerarias pendientes, empresas del grupo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portaciones no dinerarias pendientes, empresas asociada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Aportaciones no dinerarias pendientes, otras partes vinculadas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Otras aportaciones no dinerarias pendie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UDAS A LARGO PLAZO CON PARTES VINCULADA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udas a largo plazo con entidades de crédito vinculadas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eudas a largo plazo con entidades de crédito, empresas del grupo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Deudas a largo plazo con entidades de crédito, empresas asociadas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eudas a largo plazo con otras entidades de crédito vinculada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veedores de inmovilizado a largo plazo, partes vinculadas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veedores de inmovilizado a largo plazo, empresas del grupo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veedores de inmovilizado a largo plazo, empresas asociadas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roveedores de inmovilizado a largo plazo, otras partes vinculada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reedores por arrendamiento financiero a largo plazo, partes vinculadas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Acreedores por arrendamiento financiero a largo plazo, empresas del grupo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Acreedores por arrendamiento financiero a largo plazo, empresas asociadas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creedores por arrendamiento financiero a largo plazo, otras partes vinculad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tras deudas a largo plazo con partes vinculadas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Otras deudas a largo plazo, empresas del grupo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Otras deudas a largo plazo, empresas asociadas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Otras deudas a largo plazo, con otras partes vinculad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DAS A LARGO PLAZO POR PRÉSTAMOS RECIBIDOS Y OTROS CONCEPTO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udas a largo plazo con entidades de crédi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udas a largo plaz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udas a largo plazo transformables en subvencion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veedores de inmovilizado a largo plaz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creedores por arrendamiento financiero a largo plaz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fectos a pagar a largo plaz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sivos por derivados financieros a largo plaz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bligaciones y bono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udas representadas en otros valores negociabl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IVOS POR FIANZAS Y GARANTÍAS A LARGO PLAZ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anzas recibidas a largo plaz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ticipos recibidos por ventas o prestaciones de servicios a largo plaz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ósitos recibidos a largo plaz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TUACIONES TRANSITORIAS DE FINANCIACIÓ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ciones o participaciones emitida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scriptores de accion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pital emitido pendiente de inscripció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cciones o participaciones emitidas consideradas como pasivos financiero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uscriptores de acciones consideradas como pasivos financier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cciones o participaciones emitidas consideradas como pasivos financieros pendientes de inscrip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MOVILIZAD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MOVILIZACIONES INTANGIB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estigació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ncesiones administrativa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piedad Industri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echos de traspa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plicaciones informática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ticipos para inmovilizaciones intangib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MOVILIZACIONES MATERIAL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nstalaciones técnica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quinari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tillaj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tras instalacion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biliari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quipos para procesos de informació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ementos de transport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ro inmovilizado mater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ERSIONES INMOBILIARIA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MOVILIZACIONES MATERIALES EN CURS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daptación de terrenos y bienes natural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rucciones en curs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stalaciones técnicas en montaj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quinaria en montaj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quipos para procesos de información en montaj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ticipos para inmovilizaciones materia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ERSIONES FINANCIERAS A LARGO PLAZO EN PARTES VINCULADA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articipaciones a largo plazo en partes vinculadas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Participaciones a largo plazo en empresas del grupo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Participaciones a largo plazo en empresas asociadas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Participaciones a largo plazo en otras partes vinculada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lores representativos de deuda a largo plazo de partes vinculadas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Valores representativos de deuda a largo plazo de empresas del grupo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Valores representativos de deuda a largo plazo de empresas asociadas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Valores representativos de deuda a largo plazo de otras partes vinculada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éditos a largo plazo a partes vinculadas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Créditos a largo plazo a empresas del grupo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Créditos a largo plazo a empresas asociadas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Créditos a largo plazo a otras partes vinculada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sembolsos pendientes sobre participaciones a largo plazo en partes vinculadas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Desembolsos pendientes sobre participaciones a largo plazo en empresas del grupo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Desembolsos pendientes sobre participaciones a largo plazo en empresas asociadas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Desembolsos pendientes sobre participaciones a largo plazo en otras partes vinculada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RAS INVERSIONES FINANCIERAS A LARGO PLAZ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versiones financieras a largo plazo en instrumentos de patrimoni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lores representativos de deuda a largo plaz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réditos a largo plaz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réditos a largo plazo por enajenación de inmovilizad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réditos a largo plazo al pers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ctivos por derivados financieros a largo plaz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mposiciones a largo plaz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sembolsos pendientes sobre participaciones en el patrimonio neto a largo plaz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ANZAS Y DEPÓSITOS CONSTITUIDOS A LARGO PLAZ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anzas constituidas a largo plaz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pósitos constituidos a largo plaz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ORTIZACIÓN ACUMULADA DEL INMOVILIZAD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mortización acumulada del inmovilizado intangible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Amortización acumulada de investigación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Amortización acumulada de desarrollo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Amortización acumulada de concesiones administrativas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Amortización acumulada de propiedad industrial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Amortización acumulada de derechos de traspaso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Amortización acumulada de aplicaciones informática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mortización acumulada del inmovilizado material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Amortización acumulada de construcciones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Amortización acumulada de instalaciones técnicas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Amortización acumulada de maquinaria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Amortización acumulada de utillaje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Amortización acumulada de otras instalaciones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Amortización acumulada de mobiliario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Amortización acumulada de equipos para procesos de información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Amortización acumulada de elementos de transporte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Amortización acumulada de otro inmovilizado materi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mortización acumulada de las inversiones inmobiliaria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ERIORO DE VALOR DE ACTIVOS NO CORRIENTE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terioro de valor del inmovilizado intangible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Deterioro de valor de investigación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Deterioro de valor de desarrollo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Deterioro de valor de concesiones administrativas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Deterioro de valor de propiedad industrial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Deterioro de valor de derechos de traspaso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Deterioro de valor de aplicaciones informática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terioro de valor del inmovilizado material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Deterioro de valor de terrenos y bienes naturales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Deterioro de valor de construccione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Deterioro de valor de instalaciones técnica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Deterioro de valor de maquinaria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Deterioro de valor de utillaje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Deterioro de valor de otras instalaciones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Deterioro de valor de mobiliario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Deterioro de valor de equipos para procesos de información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Deterioro de valor de elementos de transporte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Deterioro de valor de otro inmovilizado materi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terioro de valor de las inversiones inmobiliarias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Deterioro de valor de los terrenos y bienes naturale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Deterioro de valor de construccione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terioro de valor de participaciones a largo plazo en partes vinculadas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Deterioro de valor de participaciones a largo plazo en empresas del grupo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Deterioro de valor de participaciones a largo plazo en empresas asociadas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Deterioro de valor de participaciones a largo plazo en otras partes vinculada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terioro de valores representativos de deuda a largo plazo de partes vinculadas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Deterioro de valor de valores representativos de deuda a largo plazo de empresas del grupo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Deterioro de valor de valores representativos de deuda a largo plazo de empresas asociadas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Deterioro de valor de valores representativos de deuda a largo plazo de otras partes vinculada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terioro de valor de créditos a largo plazo a partes vinculadas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Deterioro de valor de créditos a largo plazo a empresas del grupo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Deterioro de valor de créditos a largo plazo a empresas asociadas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Deterioro de valor de créditos a largo plazo a otras partes vinculada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eterioro de valor de participaciones en el patrimonio neto a largo plaz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terioro de valor de valores representativos de deuda a largo plaz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terioro de valor de créditos a largo plaz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STENCIA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ERCIALE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ercaderías 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ercaderías 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TERIAS PRIMA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terias primas 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terias primas 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ROS APROVISIONAMIENTO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lementos y conjuntos incorporabl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mbustibl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puesto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riales divers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mbalaj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vase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rial de ofici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DUCTOS EN CURS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oductos en curso 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oductos en curso 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DUCTOS SEMITERMINADO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ductos semiterminados 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ductos semiterminados 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CTOS TERMINADO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oductos terminados 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oductos terminados 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PRODUCTOS, RESIDUOS Y MATERIALES RECUPERADO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bproductos 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bproductos B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esiduos 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esiduos 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teriales recuperados 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teriales recuperados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TERIORO DE VALOR DE LAS EXISTENCIA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eterioro de valor de las mercadería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eterioro de valor de las materias prima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terioro de valor de otros aprovisionamiento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terioro de valor de los productos en curs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terioro de valor de los productos semiterminado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terioro de valor de los productos terminado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terioro de valor de los subproductos, residuos y materiales recupera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REEDORES Y DEUDORES POR OPERACIONES COMERCIAL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Proveedores (euros)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roveedores (moneda extranjera)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Proveedores, facturas pendientes de recibir o de formalizar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veedores, efectos comerciales a paga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veedores, empresas del grupo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Proveedores, empresas del grupo (euros)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Efectos comerciales a pagar, empresas del grupo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Proveedores, empresas del grupo (moneda extranjera)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Envases y embalajes a devolver a proveedores, empresas del grupo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Proveedores, empresas del grupo, facturas pendientes de recibir o de formaliza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edores, empresas asociada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veedores, otras partes vinculada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vases y embalajes a devolver a proveedor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ticipos a proveedor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REEDORES VARIO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creedores por prestaciones de servicios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Acreedores por prestaciones de servicios (euros)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Acreedores por prestaciones de servicios, (moneda extranjera)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Acreedores por prestaciones de servicios, facturas pendientes de recibir o de formalizar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creedores, efectos comerciales a pagar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reedores por operaciones en comú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Clientes (euros)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Clientes, (moneda extranjera)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Clientes, facturas pendientes de formaliza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lientes, efectos comerciales a cobrar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Efectos comerciales en cartera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Efectos comerciales descontados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Efectos comerciales en gestión de cobro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Efectos comerciales impagado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lientes, operaciones de factorin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ientes, empresas del grupo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Clientes empresas del grupo (euros)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Efectos comerciales a cobrar, empresas del grupo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Clientes empresas del grupo, operaciones de factoring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Clientes empresas del grupo, (moneda extranjera)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Clientes empresas del grupo de dudoso cobro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Envases y embalajes a devolver a clientes, empresas del grupo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Clientes empresas del grupo, facturas pendientes de formalizar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lientes, empresas asociada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lientes, otras partes vinculada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ientes de dudoso cobr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nvases y embalajes a devolver por client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ticipos de clie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UDORES VARIO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eudores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Deudores (euros)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Deudores (moneda extranjera)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Deudores, facturas pendientes de formalizar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eudores, efectos comerciales a cobrar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Deudores, efectos comerciales en cartera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Deudores, efectos comerciales descontados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Deudores, efectos comerciales en gestión de cobro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Deudores, efectos comerciales impagado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udores de dudoso cobro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eudores por operaciones en comú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nticipos de remuneracione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emuneraciones pendientes de pag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MINISTRACIONES PÚBLICA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acienda Pública, deudora por diversos conceptos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Hacienda Pública, deudora por IVA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Hacienda Pública, deudora por subvenciones concedidas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Hacienda Pública, deudora por devolución de impuesto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rganismos de la Seguridad Social, deudore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cienda Pública, IVA soportad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cienda Pública, retenciones y pagos a cuent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ctivos por impuesto diferido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Diferencias temporarias deducibles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Derechos por deducciones y bonificaciones pendientes de aplicar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Crédito por pérdidas a compensar del ejercici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cienda Pública, acreedora por conceptos fiscales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Hacienda Pública, acreedora por IVA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Hacienda Pública, acreedora por retenciones practicadas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Hacienda Pública, acreedora por impuesto sobre sociedades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Hacienda Pública, acreedora por subvenciones a reintegra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rganismos de la Seguridad Social, acreedore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acienda Pública, IVA repercutid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asivos por diferencias temporarias imponibl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JUSTES POR PERIODIFICACIÓ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stos anticipado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gresos anticipado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TERIORO DE VALOR DE CRÉDITOS COMERCIALES Y PROVISIONES A CORTO PLAZ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terioro de valor de créditos por operaciones comerciale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terioro de valor de créditos por operaciones comerciales con partes vinculadas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Deterioro de valor de créditos por operaciones comerciales con empresas del grupo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Deterioro de valor de créditos por operaciones comerciales con empresas asociadas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Deterioro de valor de créditos por operaciones comerciales con otras partes vinculada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rovisión por operaciones comerciales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Provisión por contratos onerosos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Provisión para otras operaciones comercia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NTAS FINANCIER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PRÉSTITOS, DEUDAS CON CARÁCTERÍSTICAS ESPECIALES Y OTRAS EMISIONES ANÁLOGAS A CORTO PLAZ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Obligaciones y bonos a corto plaz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ciones o participaciones a corto plazo consideradas como pasivos financiero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udas representadas en otros valores negociables a corto plaz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ntereses de empréstitos y otras emisiones análoga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alores negociables amortizados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Obligaciones y bonos amortizados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Otros valores negociables amortizado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UDAS A CORTO PLAZO CON PARTES VINCULADA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udas a corto plazo con entidades de crédito vinculadas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Deudas a corto plazo con entidades de crédito, empresas del grupo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Deudas a corto plazo con entidades de crédito, empresas asociadas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Deudas a corto plazo con otras entidades de crédito vinculada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roveedores de inmovilizado a corto plazo, partes vinculadas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roveedores de inmovilizado a corto plazo, empresas del grupo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roveedores de inmovilizado a corto plazo, empresas asociadas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roveedores de inmovilizado a corto plazo, otras partes vinculada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creedores por arrendamiento financiero a corto plazo, partes vinculadas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Acreedores por arrendamiento financiero a corto plazo, empresas del grupo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Acreedores por arrendamiento financiero a corto plazo, empresas asociadas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Acreedores por arrendamiento financiero a corto plazo, empresas asociada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tras deudas a corto plazo con empresas del grupo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Otras deudas a corto plazo con empresas del grupo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Otras deudas a corto plazo con empresas asociadas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Otras deudas a corto plazo con otras partes vinculada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tereses a corto plazo de deudas con partes vinculadas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Intereses a corto plazo de deudas, empresas del grupo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Intereses a corto plazo de deudas, empresas asociadas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Intereses a corto plazo de deudas, otras partes vinculada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UDAS A CORTO PLAZO POR PRÉSTAMOS RECIBIDOS Y OTROS CONCEPTO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udas a corto plazo con entidades de crédito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Préstamos a corto plazo de entidades de crédito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Deudas a corto plazo por crédito dispuesto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Deudas por efectos descontados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Deudas por operaciones de factorin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eudas a corto plaz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eudas a corto plazo transformables en subvenciones, donaciones y legado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roveedores de inmovilizado a corto plaz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creedores por arrendamiento financiero a corto plaz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fectos a pagar a corto plaz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ividendo activo a pagar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ntereses a corto plazo de deudas con entidades de crédit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ntereses a corto plazo de deuda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rovisiones a corto plazo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Provisión a corto plazo para impuestos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Provisión a corto plazo para otras responsabilidades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Provisión a corto plazo por desmantelamiento, retiro o rehabilitación del inmovilizado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Provisión a corto plazo para actuaciones medioambiental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VERSIONES FINANCIERAS A CORTO PLAZO EN PARTES VINCULADA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articipaciones a corto plazo en partes vinculadas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articipaciones a corto plazo, en empresas del grupo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Participaciones a corto plazo, en empresas asociadas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Participaciones a corto plazo, en otras partes vinculada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ores representativos de deuda a corto plazo de partes vinculadas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Valores representativos de deuda a corto plazo de empresas del grupo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Valores representativos de deuda a corto plazo de empresas asociadas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Valores representativos de deuda a corto plazo de otras partes vinculada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réditos a corto plazo a partes vinculadas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réditos a corto plazo a empresas del grupo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réditos a corto plazo a empresas asociadas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réditos a corto plazo a otras partes vinculada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ntereses a corto plazo de valores representativos de deuda de partes vinculadas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Intereses a corto plazo de valores representativos de deuda en empresas del grupo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Intereses a corto plazo de valores representativos de deuda en empresas asociadas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Intereses a corto plazo de valores representativos de deuda en otras partes vinculada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tereses a corto plazo de créditos a partes vinculadas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Intereses a corto plazo de créditos a empresas del grupo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Intereses a corto plazo de créditos a empresas asociadas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Intereses a corto plazo de créditos a otras partes vinculada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ividendo a cobrar de inversiones financieras en partes vinculadas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Dividendo a cobrar de empresas del grupo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Dividendo a cobrar de empresas asociadas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Dividendo a cobrar de otras partes vinculada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sembolsos pendientes sobre participaciones a corto plazo en partes vinculadas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Desembolsos pendientes sobre participaciones a corto plazo en empresas del grupo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Desembolsos pendientes sobre participaciones a corto plazo en empresas asociadas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Desembolsos pendientes sobre participaciones a corto plazo en otras partes vinculada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RAS INVERSIONES FINANCIERAS TEMPORAL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nversiones financieras temporales en instrumentos de patrimoni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alores representativos de deuda a corto plaz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réditos a corto plaz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réditos a corto plazo por enajenación de inmovilizad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réditos a corto plazo al person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ividendo a cobrar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ntereses a corto plazo de valores representativos de deud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tereses a corto plazo de crédito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mposiciones a corto plaz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sembolsos pendientes sobre participaciones en el patrimonio neto a corto plaz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RAS CUENTAS NO BANCARIA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itular de la explotació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uenta corriente con socios y administradore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uenta corriente con otras personas y entidades vinculadas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Cuenta corriente con empresas del grupo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Cuenta corriente con empresas asociadas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Cuenta corriente con otras partes vinculada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uenta corriente con uniones temporales de empresas y comunidades de bien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rtidas pendientes de aplicació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sembolsos exigidos sobre participaciones en el patrimonio neto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Desembolsos exigidos sobre participaciones, empresas del grupo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Desembolsos exigidos sobre participaciones, empresas asociadas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Desembolsos exigidos sobre participaciones, otras partes vinculadas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Desembolsos exigidos sobre participaciones de otras empresa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ividendo activo a cuent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ocios por desembolsos exigidos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ocios por desembolsos exigidos sobre acciones o participaciones ordinarias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Socios por desembolsos exigidos sobre acciones o participaciones consideradas como pasivos financiero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erivados financieros a corto plazo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Activos por derivados financieros a corto plazo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Pasivos por derivados financieros a corto plaz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ANZAS Y DEPÓSITOS RECIBIDOS Y CONSTITUIDOS A CORTO PLAZO, Y AJUSTES POR PERIODIFICACIÓ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ianzas recibidas a corto plaz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pósitos recibidos a corto plaz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ianzas constituidas a corto plaz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pósitos constituidos a corto plaz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tereses pagados por anticipad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ntereses cobrados por anticipad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SORERÍ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ja, euro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ja, moneda extranj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Bancos e instituciones de crédito c/c vista, euro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ncos e instituciones de crédito c/c vista, moneda extranjer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ncos e instituciones de crédito, cuentas de ahorro, euro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ancos e instituciones de crédito, cuentas de ahorro, moneda extranjer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nversiones a corto plazo de gran liquide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TERIORO DEL VALOR DE INVERSIONES FINANCIERAS A CORTO PLAZ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terioro de valor de participaciones a corto plazo en partes vinculadas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Deterioro de valor de participaciones a corto plazo en empresas del grupo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Deterioro de valor de participaciones a corto plazo en empresas asociadas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Deterioro de valor de participaciones a corto en otras partes vinculada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eterioro de valores representativos de deuda a corto de partes vinculadas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Deterioro de valores representativos de deuda a corto plazo de empresas del grupo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Deterioro de valores representativos de deuda a corto plazo de empresas asociadas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Deterioro de valores representativos de deuda a corto plazo de otras partes vinculada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eterioro de valor de créditos a corto plazo a partes vinculadas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Deterioro de valor de créditos a corto plazo a empresas del grupo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Deterioro de valor de créditos a corto plazo a empresas asociadas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Deterioro de valor de créditos a corto plazo a otras partes vinculada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Deterioro de valor de participaciones a corto plaz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eterioro de valor de valores representativos de deuda a corto plaz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terioro de valor de créditos a corto plaz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RAS Y GASTO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RA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pras de mercadería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ompras de materias prima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pras de otros aprovisionamiento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Descuentos sobre compras por pronto pago de mercaderías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Descuentos sobre compras por pronto pago de materias primas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Descuentos sobre compras por pronto pago de otros aprovisionamiento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rabajos realizados por otras empresa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evoluciones de compras y operaciones similares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Devoluciones de compras de mercaderias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Devoluciones de compras de materias primas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Devoluciones de compras de otros aprovisionamiento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ppels por compras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Rappels por compras de mercaderias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Rappels por compras de materias primas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Rappels por compras de otros aprovisionamiento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ariación de existencias de mercadería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ariación de existencias de materias prima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ariación de existencias de otros aprovisionamiento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RVICIOS EXTERIORE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stos en investigación y desarrollo del ejercici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rendamientos y cánon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eparaciones y conservació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rvicios de profesionales independiente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Transport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rimas de seguro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rvicios bancarios y similar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ublicidad, propaganda y relaciones pública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uministro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tros servicio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BUTO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Impuesto corriente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Impuesto diferido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Otros tributo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justes negativos en la imposición indirecta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Ajustes negativos en IVA de activo corriente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Ajustes negativos en IVA de inversione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evolución de impuesto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justes positivos en la imposición indirecta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Ajustes positivos en IVA de activo corriente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Ajustes positivos en IVA de inversion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STOS DE PERSON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ueldos y salario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ndemnizacion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guridad Social a cargo de la empres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Otros gastos social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TROS GASTOS DE GESTIÓ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érdidas de créditos comerciales incobrable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Beneficio transferido (gestor)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Pérdida soportada (partícipe o asociado no gestor)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tras pérdidas en gestión corri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STOS FINANCIERO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astos financieros por actualización de provisione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ntereses de obligaciones y bonos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Intereses de obligaciones y bonos a largo plazo, empresas del grupo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Intereses de obligaciones y bonos a largo plazo, empresas asociadas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Intereses de obligaciones y bonos a largo plazo, otras partes vinculadas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Intereses de obligaciones y bonos a largo plazo, otras empresas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Intereses de obligaciones y bonos a corto plazo, empresas del grupo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Intereses de obligaciones y bonos a corto plazo, empresas asociadas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Intereses de obligaciones y bonos a corto plazo, otras partes vinculadas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Intereses de obligaciones y bonos a corto plazo, otras empresa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ntereses de deudas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Intereses de deudas, empresas del grupo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Intereses de deudas, empresas asociadas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Intereses de deudas, otras partes vinculadas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Intereses de deudas con entidades de crédito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Intereses de deudas, otras empresa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érdidas por valoración de activos y pasivos financieros por su valor razonab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Dividendos de pasivos, empresas del grupo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Dividendos de pasivos, empresas asociadas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Dividendos de pasivos, otras partes vinculadas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Dividendos de pasivos, otras empresa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tereses por descuento de efectos y operaciones de factoring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Intereses por descuento de efectos en entidades de crédito del grupo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Intereses por descuento de efectos en entidades de crédito asociadas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Intereses por descuento de efectos en otras entidades de crédito vinculadas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Intereses por descuento de efectos en otras entidades de crédito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Intereses por operaciones de factoring con entidades de crédito del grupo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Intereses por operaciones de factoring con entidades de crédito asociadas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Intereses por operaciones de factoring con otras entidades de crédito vinculadas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Intereses por operaciones de factoring con otras entidades de crédito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érdidas en participaciones y valores representativos de deuda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Pérdidas en participaciones y valores representativos de deuda a largo plazo, empresas del grupo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Pérdidas en participaciones y valores representativos de deuda a largo plazo, empresas asociadas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Pérdidas en participaciones y valores representativos de deuda a largo plazo, otras partes vinculadas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Pérdidas en participaciones y valores representativos de deuda a largo plazo, otras empresas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Pérdidas en participaciones y valores representativos de deuda a corto plazo, empresas del grupo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Pérdidas en participaciones y valores representativos de deuda a corto plazo, empresas asociadas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Pérdidas en participaciones y valores representativos de deuda a corto plazo, otras partes vinculadas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Pérdidas en participaciones y valores representativos de deuda a corto plazo, de otras empresa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érdidas de créditos no comerciales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Pérdidas de créditos a largo plazo, empresas del grupo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Pérdidas de créditos a largo plazo, empresas asociadas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Pérdidas de créditos a largo plazo, otras partes vinculadas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Pérdidas de créditos a largo plazo, otras empresas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Pérdidas de créditos a corto plazo, empresas del grupo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Pérdidas de créditos a corto plazo, empresas asociadas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Pérdidas de créditos a corto plazo, otras partes vinculadas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Pérdidas de créditos a corto plazo, de otras empresa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iferencias negativas de cambi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tros gastos financier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ÉRDIDAS PROCEDENTES DE ACTIVOS NO CORRIENTES Y GASTOS EXCEPCIONALE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érdidas procedentes del inmovilizado intangib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érdidas procedentes del inmovilizado materia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érdidas procedentes de las inversiones inmobiliari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érdidas procedentes de participaciones a largo plazo en partes vinculadas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Pérdidas procedentes de participaciones a largo plazo, empresas del grupo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Pérdidas procedentes de participaciones a largo plazo, empresas asociadas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Pérdidas procedentes de participaciones a largo plazo, otras partes vinculada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érdidas por operaciones con obligaciones propia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astos excepciona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TACIONES PARA AMORTIZACIONE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mortización del inmovilizado intangib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mortización del inmovilizado materia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mortización de las inversiones inmobiliari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ÉRDIDAS POR DETERIODO Y OTRAS DOTACIONE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érdidas por deterioro del inmovilizado intangi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érdidas por deterioro del inmovilizado material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érdidas por deterioro de las inversiones inmobiliaria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érdidas por deterioro de existencias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Pérdidas por deterioro de productos terminados y en curso de fabricación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Pérdidas por deterioro de mercaderías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Pérdidas por deterioro de materias primas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Pérdidas por deterioro de otros aprovisionamiento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érdidas por deterioro de créditos por operaciones comerciale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tación a la provisión por operaciones comerciales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Dotación a la provisión por contratos onerosos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Dotación a la provisión por otras operaciones comerciale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érdidas por deterioro de participaciones y valores representativos de deuda a largo plazo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Pérdidas por deterioro de participaciones en instrumentos de patrimonio neto a largo plazo, empresas del grupo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Pérdidas por deterioro de participaciones en instrumentos de patrimonio neto a largo plazo, empresas asociadas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Pérdidas por deterioro de participaciones en instrumentos de patrimonio neto a largo plazo, otras partes vinculadas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Pérdidas por deterioro de participaciones en instrumentos de patrimonio neto a largo plazo, otras empresas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Pérdidas por deterioro en valores representativos de deuda a largo plazo, empresas del grupo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Pérdidas por deterioro en valores representativos de deuda a largo plazo, empresas asociadas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Pérdidas por deterioro en valores representativos de deuda a largo plazo, otras partes vinculadas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Pérdidas por deterioro en valores representativos de deuda a largo plazo, de otras empresa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érdidas por deterioro de créditos a largo plazo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Pérdidas por deterioro de créditos a largo plazo, empresas del grupo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Pérdidas por deterioro de créditos a largo plazo, empresas asociadas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Pérdidas por deterioro de créditos a largo plazo, otras partes vinculadas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Pérdidas por deterioro de créditos a largo plazo, otras empresa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érdidas deterioro de participaciones y valores representativos de deuda a corto plazo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Pérdidas por deterioro de participaciones en instrumentos de patrimonio neto a corto plazo, empresas del grupo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Pérdidas por deterioro de participaciones en instrumentos de patrimonio neto a corto plazo, empresas asociadas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Pérdidas por deterioro en valores representativos de deuda a corto plazo, empresas del grupo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Pérdidas por deterioro en valores representativos de deuda a corto plazo, empresas asociadas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Pérdidas por deterioro en valores representativos de deuda a corto plazo, otras partes vinculadas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Pérdidas por deterioro en valores representativos de deuda a corto plazo, de otras empresa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érdidas por deterioro de créditos a corto plazo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Pérdidas por deterioro de créditos a corto plazo, empresas del grupo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Pérdidas por deterioro de créditos a corto plazo, empresas asociadas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Pérdidas por deterioro de créditos a corto plazo, otras partes vinculadas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Pérdidas por deterioro de créditos a corto plazo, otras empres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TAS E INGRESO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NTAS DE MERCADERÍAS, DE PRODUCCIÓN PROPIA, DE SERVICIOS, ET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entas de mercadería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as de productos terminado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entas de productos semiterminado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entas de subproductos y residuo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entas de envases y embalaj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restaciones de servicio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Descuentos sobre ventas por pronto pago de mercaderias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Descuentos sobre ventas por pronto pago de productos terminados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Descuentos sobre ventas por pronto pago de productos semiterminados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Descuentos sobre ventas por pronto pago de subproductos y residuo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evoluciones de ventas y operaciones similares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Devoluciones de ventas de mercaderías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Devoluciones de ventas de productos terminados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Devoluciones de ventas de productos semiterminados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Devoluciones de ventas de subproductos y residuos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Devoluciones de ventas de envases y embalaje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appels sobre ventas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Rappels sobre ventas de mercaderias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Rappels sobre ventas de productos terminados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Rappels sobre ventas de productos semiterminados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Rappels sobre ventas de subproductos y residuos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Rappels sobre ventas de envases y embalaj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Variación de existencias de productos en curs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ariación de existencias de productos semiterminado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Variación de existencias de productos terminado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Variación de existencias de subproductos, residuos y materiales recuperado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ABAJOS REALIZADOS PARA LA EMPRES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rabajos realizados para el inmovilizado intangib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rabajos realizados para el inmovilizado materi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abajos realizados en inversiones inmobiliaria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rabajos realizados para el inmovilizado material en cur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VENCIONES, DONACIONES Y LEGADO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bvenciones, donaciones y legados a la explotación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ubvenciones, donaciones y legados de capital transferidas al resultado del ejercici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Otras subvenciones, donaciones y legados transferidos al resultado del ejercici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ROS INGRESOS DE GESTIÓ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Pérdida transferida (gestor)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Beneficio atribuido (partícipe o asociado no gestor)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ngresos por arrendamiento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ngresos de propiedad industrial cedida en explotació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ngresos por comisione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ngresos por servicios al person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ngresos por servicios divers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GRESOS FINANCIERO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ngresos de participaciones en instrumentos de patrimonio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Ingresos de participaciones en instrumentos de patrimonio, empresas del grup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Ingresos de participaciones en instrumentos de patrimonio, empresas asociadas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Ingresos de participaciones en instrumentos de patrimonio, otras partes vinculadas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Ingresos de participaciones en instrumentos de patrimonio, de otras empresa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ngresos de valores representativos de deuda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Ingresos de valores representativos de deuda, empresas del grupo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Ingresos de valores representativos de deuda, empresas asociad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Ingresos de valores representativos de deuda, otras partes vinculad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Ingresos de valores representativos de deuda, otras empresa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ngresos de créditos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Ingresos de créditos a largo plazo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string" calcext:value-type="string">
            <text:p>Ingresos de créditos a largo plazo, empresas del grupo</text:p>
          </table:table-cell>
        </table:table-row>
        <table:table-row table:style-name="ro1">
          <table:table-cell office:value-type="float" office:value="76201" calcext:value-type="float">
            <text:p>76201</text:p>
          </table:table-cell>
          <table:table-cell office:value-type="string" calcext:value-type="string">
            <text:p>Ingresos de créditos a largo plazo, empresas asociadas</text:p>
          </table:table-cell>
        </table:table-row>
        <table:table-row table:style-name="ro1">
          <table:table-cell office:value-type="float" office:value="76202" calcext:value-type="float">
            <text:p>76202</text:p>
          </table:table-cell>
          <table:table-cell office:value-type="string" calcext:value-type="string">
            <text:p>Ingresos de créditos a largo plazo, otras partes vinculadas</text:p>
          </table:table-cell>
        </table:table-row>
        <table:table-row table:style-name="ro1">
          <table:table-cell office:value-type="float" office:value="76203" calcext:value-type="float">
            <text:p>76203</text:p>
          </table:table-cell>
          <table:table-cell office:value-type="string" calcext:value-type="string">
            <text:p>Ingresos de créditos a largo plazo, otras empresa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Ingresos de créditos a corto plazo</text:p>
          </table:table-cell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string" calcext:value-type="string">
            <text:p>Ingresos de créditos a corto plazo, empresas del grupo</text:p>
          </table:table-cell>
        </table:table-row>
        <table:table-row table:style-name="ro1">
          <table:table-cell office:value-type="float" office:value="76211" calcext:value-type="float">
            <text:p>76211</text:p>
          </table:table-cell>
          <table:table-cell office:value-type="string" calcext:value-type="string">
            <text:p>Ingresos de créditos a corto plazo, empresas asociadas</text:p>
          </table:table-cell>
        </table:table-row>
        <table:table-row table:style-name="ro1">
          <table:table-cell office:value-type="float" office:value="76212" calcext:value-type="float">
            <text:p>76212</text:p>
          </table:table-cell>
          <table:table-cell office:value-type="string" calcext:value-type="string">
            <text:p>Ingresos de créditos a corto plazo, otras partes vinculadas</text:p>
          </table:table-cell>
        </table:table-row>
        <table:table-row table:style-name="ro1">
          <table:table-cell office:value-type="float" office:value="76213" calcext:value-type="float">
            <text:p>76213</text:p>
          </table:table-cell>
          <table:table-cell office:value-type="string" calcext:value-type="string">
            <text:p>Ingresos de créditos a corto plazo, otras empresa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eneficios por la valoración de activos y pasivos financieros por su valor razonab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eneficios en participaciones y valores representativos de deuda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Beneficios en valores representativos de deuda a largo plazo, empresas del grup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Beneficios en valores representativos de deuda a largo plazo, empresas asociadas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Beneficios en valores representativos de deuda a largo plazo, otras partes vinculada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Beneficios en participaciones y valores representativos de deuda a largo plazo, otras empresas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Beneficios en participaciones y valores representativos de deuda a corto plazo, empresas del grupo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string" calcext:value-type="string">
            <text:p>Beneficios en participaciones y valores representativos de deuda a corto plazo, empresas asociadas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Beneficios en valores representativos de deuda a corto plazo, otras partes vinculadas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Beneficios en valores representativos de deuda a corto plazo, de otras empresa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iferencias positivas de cambi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Otros ingresos financier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EFICIOS PROCEDENTES DE ACTIVOS NO CORRIENTES E INGRESOS EXCEPCIONALE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eneficios procedentes del inmovilizado intangib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neficios procedentes del inmovilizado material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eneficios procedentes de las inversiones inmobiliaria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eneficios procedentes de participaciones a largo plazo en partes vinculadas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Beneficios procedentes de participaciones a largo plazo, empresas del grupo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Beneficios procedentes de participaciones a largo plazo, empresas asociadas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Beneficios procedentes de participaciones a largo plazo, otras partes vinculada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eneficios por operaciones con obligaciones propia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ngresos excepcionale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CESOS Y APLICACIONES DE PROVISIONES Y DE PÉRDIDAS POR DETERIO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eversión del deterioro del inmovilizado intangib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eversión del deterioro del inmovilizado materia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eversión del deterioro de las inversiones inmobiliaria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eversión del deterioro de existencias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string" calcext:value-type="string">
            <text:p>Reversión del deterioro de productos terminados y en curso de fabricación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Reversión del deterioro de mercaderia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Reversión del deterioro de materias prima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Reversión del deterioro de otros aprovisionamiento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eversión del deterioro de créditos por operaciones comercial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xceso de provisiones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Exceso de provisión para impuestos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string" calcext:value-type="string">
            <text:p>Exceso de provisión para otras responsabilidades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Exceso de provisión pora operaciones comerciales</text:p>
          </table:table-cell>
        </table:table-row>
        <table:table-row table:style-name="ro1">
          <table:table-cell office:value-type="float" office:value="79544" calcext:value-type="float">
            <text:p>79544</text:p>
          </table:table-cell>
          <table:table-cell office:value-type="string" calcext:value-type="string">
            <text:p>Exceso de provisión por contratos onerosos</text:p>
          </table:table-cell>
        </table:table-row>
        <table:table-row table:style-name="ro1">
          <table:table-cell office:value-type="float" office:value="79549" calcext:value-type="float">
            <text:p>79549</text:p>
          </table:table-cell>
          <table:table-cell office:value-type="string" calcext:value-type="string">
            <text:p>Exceso de provisión por otras operaciones comerciales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string" calcext:value-type="string">
            <text:p>Exceso de provisión para actuaciones medioambientale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eversión del deterioro de participaciones y valores representativos de deuda a largo plazo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string" calcext:value-type="string">
            <text:p>Reversión del deterioro de participaciones en instrumentos de patrimonio neto a largo plazo, empresas del grupo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Reversión del deterioro de participaciones en instrumentos de patrimonio neto a largo plazo, empresas asociadas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string" calcext:value-type="string">
            <text:p>Reversión del deterioro de participaciones en instrumentos de patrimonio neto a largo plazo, otras partes vinculadas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string" calcext:value-type="string">
            <text:p>Reversión del deterioro de participaciones en instrumentos de patrimonio neto a largo plazo, otras empresas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string" calcext:value-type="string">
            <text:p>Reversión del deterioro de valores representativos de deuda a largo plazo, empresas del grupo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string" calcext:value-type="string">
            <text:p>Reversión del deterioro de valores representativos de deuda a largo plazo, empresas asociadas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string" calcext:value-type="string">
            <text:p>Reversión del deterioro de valores representativos de deuda a largo plazo, otras partes vinculadas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string" calcext:value-type="string">
            <text:p>Reversión del deterioro de valores representativos de deuda a largo plazo, otras empresa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eversión del deterioro de créditos a largo plazo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Reversión del deterioro de créditos a largo plazo, empresas del grupo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string" calcext:value-type="string">
            <text:p>Reversión del deterioro de créditos a largo plazo, empresas asociadas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Reversión del deterioro de créditos a largo plazo, otras partes vinculadas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Reversión del deterioro de créditos a largo plazo, otras empresa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eversión del deterioro de participaciones y valores representativos de deuda a corto plazo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Reversión del deterioro de participaciones en instrumentos de patrimonio neto a corto plazo, empresas del grupo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string" calcext:value-type="string">
            <text:p>Reversión del deterioro de participaciones en instrumentos de patrimonio neto a corto plazo, empresas asociadas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Reversión del deterioro en valores representativos de deuda a corto plazo, empresas del grupo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Reversión del deterioro en valores representativos de deuda a corto plazo, empresas asociadas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Reversión del deterioro en valores representativos de deuda a corto plazo, otras partes vinculadas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string" calcext:value-type="string">
            <text:p>Reversión del deterioro en valores representativos de deuda a corto plazo, de otras empresa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versión del deterioro de créditos a corto plazo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Reversión del deterioro de créditos a corto plazo, empresas del grupo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string" calcext:value-type="string">
            <text:p>Reversión del deterioro de créditos a corto plazo, empresas asociada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Reversión del deterioro de créditos a corto plazo, otras partes vinculada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string" calcext:value-type="string">
            <text:p>Reversión del deterioro de créditos a corto plazo, otras empres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8:52:59.0056000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5:04:09.364493924</meta:creation-date>
    <dc:date>2015-01-15T18:55:47.602773175</dc:date>
    <meta:editing-duration>PT3M18S</meta:editing-duration>
    <meta:editing-cycles>2</meta:editing-cycles>
    <meta:generator>LibreOffice/4.3.3.2$Linux_X86_64 LibreOffice_project/430m0$Build-2</meta:generator>
    <meta:document-statistic meta:table-count="1" meta:cell-count="1558" meta:object-count="0"/>
  </office:meta>
</office:document-meta>
</file>